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4.120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sizes_test" table:style-name="ta1">
        <table:shapes>
          <draw:frame draw:z-index="0" draw:style-name="gr1" draw:text-style-name="P1" svg:width="6.2988in" svg:height="3.5429in" svg:x="7.1323in" svg:y="5.6933in">
            <draw:object draw:notify-on-update-of-ranges="trainsizes_test.B26:trainsizes_test.E26 trainsizes_test.A27:trainsizes_test.A27 trainsizes_test.B27:trainsizes_test.E27 trainsizes_test.A28:trainsizes_test.A28 trainsizes_test.B28:trainsizes_test.E28 trainsizes_test.A29:trainsizes_test.A29 trainsizes_test.B29:trainsizes_test.E29 trainsizes_test.A30:trainsizes_test.A30 trainsizes_test.B30:trainsizes_test.E30 trainsizes_test.A31:trainsizes_test.A31 trainsizes_test.B31:trainsizes_test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3984in" svg:y="5.7878in">
            <draw:object draw:notify-on-update-of-ranges="trainsizes_test.A27:trainsizes_test.A31 trainsizes_test.B26:trainsizes_test.B26 trainsizes_test.B27:trainsizes_test.B31 trainsizes_test.C26:trainsizes_test.C26 trainsizes_test.C27:trainsizes_test.C31 trainsizes_test.D26:trainsizes_test.D26 trainsizes_test.D27:trainsizes_test.D31 trainsizes_test.E26:trainsizes_test.E26 trainsizes_test.E27:trainsizes_test.E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3941in" svg:y="9.5654in">
            <draw:object draw:notify-on-update-of-ranges="trainsizes_test.G27:trainsizes_test.G31 trainsizes_test.H26:trainsizes_test.H26 trainsizes_test.H27:trainsizes_test.H31 trainsizes_test.I26:trainsizes_test.I26 trainsizes_test.I27:trainsizes_test.I31 trainsizes_test.J26:trainsizes_test.J26 trainsizes_test.J27:trainsizes_test.J31 trainsizes_test.K26:trainsizes_test.K26 trainsizes_test.K27:trainsizes_test.K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1386in" svg:y="9.5354in">
            <draw:object draw:notify-on-update-of-ranges="trainsizes_test.G27:trainsizes_test.G31 trainsizes_test.H26:trainsizes_test.H26 trainsizes_test.H27:trainsizes_test.H31 trainsizes_test.I26:trainsizes_test.I26 trainsizes_test.I27:trainsizes_test.I31 trainsizes_test.J26:trainsizes_test.J26 trainsizes_test.J27:trainsizes_test.J31 trainsizes_test.K26:trainsizes_test.K26 trainsizes_test.K27:trainsizes_test.K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Datasetpath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.csv</text:p>
          </table:table-cell>
          <table:table-cell office:value-type="float" office:value="0.0646042823791504" calcext:value-type="float">
            <text:p>0.06460428237915</text:p>
          </table:table-cell>
          <table:table-cell office:value-type="float" office:value="1" calcext:value-type="float">
            <text:p>1</text:p>
          </table:table-cell>
          <table:table-cell office:value-type="float" office:value="0.801215588130139" calcext:value-type="float">
            <text:p>0.801215588130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.csv</text:p>
          </table:table-cell>
          <table:table-cell office:value-type="float" office:value="0.0180366039276123" calcext:value-type="float">
            <text:p>0.018036603927612</text:p>
          </table:table-cell>
          <table:table-cell office:value-type="float" office:value="1" calcext:value-type="float">
            <text:p>1</text:p>
          </table:table-cell>
          <table:table-cell office:value-type="float" office:value="0.844118698605649" calcext:value-type="float">
            <text:p>0.844118698605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50.csv</text:p>
          </table:table-cell>
          <table:table-cell office:value-type="float" office:value="53.4344832897186" calcext:value-type="float">
            <text:p>53.4344832897186</text:p>
          </table:table-cell>
          <table:table-cell office:value-type="float" office:value="0.98" calcext:value-type="float">
            <text:p>0.98</text:p>
          </table:table-cell>
          <table:table-cell office:value-type="float" office:value="0.841437254200929" calcext:value-type="float">
            <text:p>0.84143725420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50.csv</text:p>
          </table:table-cell>
          <table:table-cell office:value-type="float" office:value="0.670273542404175" calcext:value-type="float">
            <text:p>0.670273542404175</text:p>
          </table:table-cell>
          <table:table-cell office:value-type="float" office:value="0.98" calcext:value-type="float">
            <text:p>0.98</text:p>
          </table:table-cell>
          <table:table-cell office:value-type="float" office:value="0.702717196996782" calcext:value-type="float">
            <text:p>0.702717196996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.csv</text:p>
          </table:table-cell>
          <table:table-cell office:value-type="float" office:value="0.449806690216064" calcext:value-type="float">
            <text:p>0.449806690216064</text:p>
          </table:table-cell>
          <table:table-cell office:value-type="float" office:value="1" calcext:value-type="float">
            <text:p>1</text:p>
          </table:table-cell>
          <table:table-cell office:value-type="float" office:value="0.673881673881674" calcext:value-type="float">
            <text:p>0.673881673881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.csv</text:p>
          </table:table-cell>
          <table:table-cell office:value-type="float" office:value="0.0360772609710693" calcext:value-type="float">
            <text:p>0.036077260971069</text:p>
          </table:table-cell>
          <table:table-cell office:value-type="float" office:value="1" calcext:value-type="float">
            <text:p>1</text:p>
          </table:table-cell>
          <table:table-cell office:value-type="float" office:value="0.694083694083694" calcext:value-type="float">
            <text:p>0.694083694083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100.csv</text:p>
          </table:table-cell>
          <table:table-cell office:value-type="float" office:value="43.0278418064117" calcext:value-type="float">
            <text:p>43.0278418064117</text:p>
          </table:table-cell>
          <table:table-cell office:value-type="float" office:value="1" calcext:value-type="float">
            <text:p>1</text:p>
          </table:table-cell>
          <table:table-cell office:value-type="float" office:value="0.858585858585859" calcext:value-type="float">
            <text:p>0.85858585858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100.csv</text:p>
          </table:table-cell>
          <table:table-cell office:value-type="float" office:value="0.725281238555908" calcext:value-type="float">
            <text:p>0.725281238555908</text:p>
          </table:table-cell>
          <table:table-cell office:value-type="float" office:value="1" calcext:value-type="float">
            <text:p>1</text:p>
          </table:table-cell>
          <table:table-cell office:value-type="float" office:value="0.694083694083694" calcext:value-type="float">
            <text:p>0.694083694083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200.csv</text:p>
          </table:table-cell>
          <table:table-cell office:value-type="float" office:value="0.0476703643798828" calcext:value-type="float">
            <text:p>0.0476703643798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8537839823659" calcext:value-type="float">
            <text:p>0.838537839823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200.csv</text:p>
          </table:table-cell>
          <table:table-cell office:value-type="float" office:value="0.0650222301483154" calcext:value-type="float">
            <text:p>0.065022230148315</text:p>
          </table:table-cell>
          <table:table-cell office:value-type="float" office:value="1" calcext:value-type="float">
            <text:p>1</text:p>
          </table:table-cell>
          <table:table-cell office:value-type="float" office:value="0.837619397501837" calcext:value-type="float">
            <text:p>0.837619397501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200.csv</text:p>
          </table:table-cell>
          <table:table-cell office:value-type="float" office:value="62.3760378360748" calcext:value-type="float">
            <text:p>62.3760378360748</text:p>
          </table:table-cell>
          <table:table-cell office:value-type="float" office:value="0.985" calcext:value-type="float">
            <text:p>0.985</text:p>
          </table:table-cell>
          <table:table-cell office:value-type="float" office:value="0.818332108743571" calcext:value-type="float">
            <text:p>0.818332108743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200.csv</text:p>
          </table:table-cell>
          <table:table-cell office:value-type="float" office:value="0.721015453338623" calcext:value-type="float">
            <text:p>0.721015453338623</text:p>
          </table:table-cell>
          <table:table-cell office:value-type="float" office:value="0.985" calcext:value-type="float">
            <text:p>0.985</text:p>
          </table:table-cell>
          <table:table-cell office:value-type="float" office:value="0.818332108743571" calcext:value-type="float">
            <text:p>0.818332108743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0.csv</text:p>
          </table:table-cell>
          <table:table-cell office:value-type="float" office:value="0.159332990646362" calcext:value-type="float">
            <text:p>0.159332990646362</text:p>
          </table:table-cell>
          <table:table-cell office:value-type="float" office:value="0.994" calcext:value-type="float">
            <text:p>0.994</text:p>
          </table:table-cell>
          <table:table-cell office:value-type="float" office:value="0.829510108864697" calcext:value-type="float">
            <text:p>0.829510108864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500.csv</text:p>
          </table:table-cell>
          <table:table-cell office:value-type="float" office:value="0.184449911117554" calcext:value-type="float">
            <text:p>0.184449911117554</text:p>
          </table:table-cell>
          <table:table-cell office:value-type="float" office:value="0.994" calcext:value-type="float">
            <text:p>0.994</text:p>
          </table:table-cell>
          <table:table-cell office:value-type="float" office:value="0.829510108864697" calcext:value-type="float">
            <text:p>0.829510108864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500.csv</text:p>
          </table:table-cell>
          <table:table-cell office:value-type="float" office:value="80.6565411090851" calcext:value-type="float">
            <text:p>80.6565411090851</text:p>
          </table:table-cell>
          <table:table-cell office:value-type="float" office:value="0.986" calcext:value-type="float">
            <text:p>0.986</text:p>
          </table:table-cell>
          <table:table-cell office:value-type="float" office:value="0.827177293934681" calcext:value-type="float">
            <text:p>0.827177293934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500.csv</text:p>
          </table:table-cell>
          <table:table-cell office:value-type="float" office:value="1.09447073936462" calcext:value-type="float">
            <text:p>1.09447073936462</text:p>
          </table:table-cell>
          <table:table-cell office:value-type="float" office:value="0.984" calcext:value-type="float">
            <text:p>0.984</text:p>
          </table:table-cell>
          <table:table-cell office:value-type="float" office:value="0.808709175738725" calcext:value-type="float">
            <text:p>0.808709175738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sdt_noc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0.csv</text:p>
          </table:table-cell>
          <table:table-cell office:value-type="float" office:value="32.1886029243469" calcext:value-type="float">
            <text:p>32.1886029243469</text:p>
          </table:table-cell>
          <table:table-cell office:value-type="float" office:value="0.993" calcext:value-type="float">
            <text:p>0.993</text:p>
          </table:table-cell>
          <table:table-cell office:value-type="float" office:value="0.898148148148148" calcext:value-type="float">
            <text:p>0.898148148148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../res/benchmarks/train/agaricus-lepiota-Reordered/bin_1000.csv</text:p>
          </table:table-cell>
          <table:table-cell office:value-type="float" office:value="0.414672374725342" calcext:value-type="float">
            <text:p>0.414672374725342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2558139534884" calcext:value-type="float">
            <text:p>0.982558139534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../res/benchmarks/train/agaricus-lepiota-Reordered/1000.csv</text:p>
          </table:table-cell>
          <table:table-cell office:value-type="float" office:value="87.3273131847382" calcext:value-type="float">
            <text:p>87.3273131847382</text:p>
          </table:table-cell>
          <table:table-cell office:value-type="float" office:value="0.947" calcext:value-type="float">
            <text:p>0.947</text:p>
          </table:table-cell>
          <table:table-cell office:value-type="float" office:value="0.653100775193798" calcext:value-type="float">
            <text:p>0.653100775193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s_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../res/benchmarks/train/agaricus-lepiota-Reordered/1000.csv</text:p>
          </table:table-cell>
          <table:table-cell office:value-type="float" office:value="1.13096332550049" calcext:value-type="float">
            <text:p>1.13096332550049</text:p>
          </table:table-cell>
          <table:table-cell office:value-type="float" office:value="0.957" calcext:value-type="float">
            <text:p>0.957</text:p>
          </table:table-cell>
          <table:table-cell office:value-type="float" office:value="0.795650301464255" calcext:value-type="float">
            <text:p>0.795650301464255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raining Acc</text:p>
          </table:table-cell>
          <table:table-cell table:number-columns-repeated="5"/>
          <table:table-cell office:value-type="string" calcext:value-type="string">
            <text:p>Execution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Cases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OSDT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DLS</text:p>
          </table:table-cell>
          <table:table-cell/>
          <table:table-cell office:value-type="string" calcext:value-type="string">
            <text:p>Number Cases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OSDT</text:p>
          </table:table-cell>
          <table:table-cell office:value-type="string" calcext:value-type="string">
            <text:p>SLS</text:p>
          </table:table-cell>
          <table:table-cell office:value-type="string" calcext:value-type="string">
            <text:p>DL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2]" office:value-type="float" office:value="0.801215588130139" calcext:value-type="float">
            <text:p>0.801215588130139</text:p>
          </table:table-cell>
          <table:table-cell table:formula="of:=[.$F3]" office:value-type="float" office:value="0.844118698605649" calcext:value-type="float">
            <text:p>0.844118698605649</text:p>
          </table:table-cell>
          <table:table-cell table:formula="of:=[.$F4]" office:value-type="float" office:value="0.841437254200929" calcext:value-type="float">
            <text:p>0.841437254200929</text:p>
          </table:table-cell>
          <table:table-cell table:formula="of:=[.$F5]" office:value-type="float" office:value="0.702717196996782" calcext:value-type="float">
            <text:p>0.70271719699678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F2]" office:value-type="float" office:value="0.801215588130139" calcext:value-type="float">
            <text:p>0.801215588130139</text:p>
          </table:table-cell>
          <table:table-cell table:formula="of:=[.D3]" office:value-type="float" office:value="0.0180366039276123" calcext:value-type="float">
            <text:p>0.018036603927612</text:p>
          </table:table-cell>
          <table:table-cell table:formula="of:=[.D4]" office:value-type="float" office:value="53.4344832897186" calcext:value-type="float">
            <text:p>53.4344832897186</text:p>
          </table:table-cell>
          <table:table-cell table:formula="of:=[.D5]" office:value-type="float" office:value="0.670273542404175" calcext:value-type="float">
            <text:p>0.670273542404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F6]" office:value-type="float" office:value="0.673881673881674" calcext:value-type="float">
            <text:p>0.673881673881674</text:p>
          </table:table-cell>
          <table:table-cell table:formula="of:=[.F7]" office:value-type="float" office:value="0.694083694083694" calcext:value-type="float">
            <text:p>0.694083694083694</text:p>
          </table:table-cell>
          <table:table-cell table:formula="of:=[.F8]" office:value-type="float" office:value="0.858585858585859" calcext:value-type="float">
            <text:p>0.858585858585859</text:p>
          </table:table-cell>
          <table:table-cell table:formula="of:=[.F9]" office:value-type="float" office:value="0.694083694083694" calcext:value-type="float">
            <text:p>0.69408369408369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6]" office:value-type="float" office:value="0.449806690216064" calcext:value-type="float">
            <text:p>0.449806690216064</text:p>
          </table:table-cell>
          <table:table-cell table:formula="of:=[.D7]" office:value-type="float" office:value="0.0360772609710693" calcext:value-type="float">
            <text:p>0.036077260971069</text:p>
          </table:table-cell>
          <table:table-cell table:formula="of:=[.D8]" office:value-type="float" office:value="43.0278418064117" calcext:value-type="float">
            <text:p>43.0278418064117</text:p>
          </table:table-cell>
          <table:table-cell table:formula="of:=[.D9]" office:value-type="float" office:value="0.725281238555908" calcext:value-type="float">
            <text:p>0.7252812385559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F10]" office:value-type="float" office:value="0.838537839823659" calcext:value-type="float">
            <text:p>0.838537839823659</text:p>
          </table:table-cell>
          <table:table-cell table:formula="of:=[.F11]" office:value-type="float" office:value="0.837619397501837" calcext:value-type="float">
            <text:p>0.837619397501837</text:p>
          </table:table-cell>
          <table:table-cell table:formula="of:=[.F12]" office:value-type="float" office:value="0.818332108743571" calcext:value-type="float">
            <text:p>0.818332108743571</text:p>
          </table:table-cell>
          <table:table-cell table:formula="of:=[.F13]" office:value-type="float" office:value="0.818332108743571" calcext:value-type="float">
            <text:p>0.81833210874357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D10]" office:value-type="float" office:value="0.0476703643798828" calcext:value-type="float">
            <text:p>0.047670364379883</text:p>
          </table:table-cell>
          <table:table-cell table:formula="of:=[.D11]" office:value-type="float" office:value="0.0650222301483154" calcext:value-type="float">
            <text:p>0.065022230148315</text:p>
          </table:table-cell>
          <table:table-cell table:formula="of:=[.D12]" office:value-type="float" office:value="62.3760378360748" calcext:value-type="float">
            <text:p>62.3760378360748</text:p>
          </table:table-cell>
          <table:table-cell table:formula="of:=[.D13]" office:value-type="float" office:value="0.721015453338623" calcext:value-type="float">
            <text:p>0.7210154533386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F14]" office:value-type="float" office:value="0.829510108864697" calcext:value-type="float">
            <text:p>0.829510108864697</text:p>
          </table:table-cell>
          <table:table-cell table:formula="of:=[.F15]" office:value-type="float" office:value="0.829510108864697" calcext:value-type="float">
            <text:p>0.829510108864697</text:p>
          </table:table-cell>
          <table:table-cell table:formula="of:=[.F16]" office:value-type="float" office:value="0.827177293934681" calcext:value-type="float">
            <text:p>0.827177293934681</text:p>
          </table:table-cell>
          <table:table-cell table:formula="of:=[.F17]" office:value-type="float" office:value="0.808709175738725" calcext:value-type="float">
            <text:p>0.808709175738725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D14]" office:value-type="float" office:value="0.159332990646362" calcext:value-type="float">
            <text:p>0.159332990646362</text:p>
          </table:table-cell>
          <table:table-cell table:formula="of:=[.D15]" office:value-type="float" office:value="0.184449911117554" calcext:value-type="float">
            <text:p>0.184449911117554</text:p>
          </table:table-cell>
          <table:table-cell table:formula="of:=[.D16]" office:value-type="float" office:value="80.6565411090851" calcext:value-type="float">
            <text:p>80.6565411090851</text:p>
          </table:table-cell>
          <table:table-cell table:formula="of:=[.D17]" office:value-type="float" office:value="1.09447073936462" calcext:value-type="float">
            <text:p>1.094470739364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F18]" office:value-type="float" office:value="0.898148148148148" calcext:value-type="float">
            <text:p>0.898148148148148</text:p>
          </table:table-cell>
          <table:table-cell table:formula="of:=[.F19]" office:value-type="float" office:value="0.982558139534884" calcext:value-type="float">
            <text:p>0.982558139534884</text:p>
          </table:table-cell>
          <table:table-cell table:formula="of:=[.F20]" office:value-type="float" office:value="0.653100775193798" calcext:value-type="float">
            <text:p>0.653100775193798</text:p>
          </table:table-cell>
          <table:table-cell table:formula="of:=[.F21]" office:value-type="float" office:value="0.795650301464255" calcext:value-type="float">
            <text:p>0.79565030146425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D18]" office:value-type="float" office:value="32.1886029243469" calcext:value-type="float">
            <text:p>32.1886029243469</text:p>
          </table:table-cell>
          <table:table-cell table:formula="of:=[.D19]" office:value-type="float" office:value="0.414672374725342" calcext:value-type="float">
            <text:p>0.414672374725342</text:p>
          </table:table-cell>
          <table:table-cell table:formula="of:=[.D20]" office:value-type="float" office:value="87.3273131847382" calcext:value-type="float">
            <text:p>87.3273131847382</text:p>
          </table:table-cell>
          <table:table-cell table:formula="of:=[.D21]" office:value-type="float" office:value="1.13096332550049" calcext:value-type="float">
            <text:p>1.130963325500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3:27:50.547845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8T13:34:30.242389301</dc:date>
    <meta:editing-duration>PT7M47S</meta:editing-duration>
    <meta:editing-cycles>3</meta:editing-cycles>
    <meta:generator>LibreOffice/6.4.7.2$Linux_X86_64 LibreOffice_project/40$Build-2</meta:generator>
    <meta:document-statistic meta:table-count="1" meta:cell-count="18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205cm" style:legend-expansion="high" chart:style-name="ch2"/>
        <chart:plot-area chart:style-name="ch3" table:cell-range-address="trainsizes_test.A26:trainsizes_test.E31" chart:data-source-has-labels="both" svg:x="0.32cm" svg:y="0.18cm" svg:width="13.864cm" svg:height="8.64cm">
          <chartooo:coordinate-region svg:x="1.047cm" svg:y="0.38cm" svg:width="13.137cm" svg:height="7.793cm"/>
          <chart:axis chart:dimension="x" chart:name="primary-x" chart:style-name="ch4" chartooo:axis-type="auto">
            <chartooo:date-scale/>
            <chart:categories table:cell-range-address="trainsizes_test.B26:trainsizes_test.E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ainsizes_test.B27:trainsizes_test.E27" chart:label-cell-address="trainsizes_test.A27:trainsizes_test.A27" chart:class="chart:bar">
            <chart:data-point chart:repeated="4"/>
          </chart:series>
          <chart:series chart:style-name="ch8" chart:values-cell-range-address="trainsizes_test.B28:trainsizes_test.E28" chart:label-cell-address="trainsizes_test.A28:trainsizes_test.A28" chart:class="chart:bar">
            <chart:data-point chart:repeated="4"/>
          </chart:series>
          <chart:series chart:style-name="ch9" chart:values-cell-range-address="trainsizes_test.B29:trainsizes_test.E29" chart:label-cell-address="trainsizes_test.A29:trainsizes_test.A29" chart:class="chart:bar">
            <chart:data-point chart:repeated="4"/>
          </chart:series>
          <chart:series chart:style-name="ch10" chart:values-cell-range-address="trainsizes_test.B30:trainsizes_test.E30" chart:label-cell-address="trainsizes_test.A30:trainsizes_test.A30" chart:class="chart:bar">
            <chart:data-point chart:repeated="4"/>
          </chart:series>
          <chart:series chart:style-name="ch11" chart:values-cell-range-address="trainsizes_test.B31:trainsizes_test.E31" chart:label-cell-address="trainsizes_test.A31:trainsizes_test.A3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SDT</text:p>
                <draw:g>
                  <svg:desc>trainsizes_test.B26:trainsizes_test.E26</svg:desc>
                </draw:g>
              </table:table-cell>
              <table:table-cell office:value-type="string">
                <text:p>OSDT</text:p>
              </table:table-cell>
              <table:table-cell office:value-type="string">
                <text:p>SLS</text:p>
              </table:table-cell>
              <table:table-cell office:value-type="string">
                <text:p>DLS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trainsizes_test.A27:trainsizes_test.A27</svg:desc>
                </draw:g>
              </table:table-cell>
              <table:table-cell office:value-type="float" office:value="0.801215588130139">
                <text:p>0.801215588130139</text:p>
                <draw:g>
                  <svg:desc>trainsizes_test.B27:trainsizes_test.E27</svg:desc>
                </draw:g>
              </table:table-cell>
              <table:table-cell office:value-type="float" office:value="0.844118698605649">
                <text:p>0.844118698605649</text:p>
              </table:table-cell>
              <table:table-cell office:value-type="float" office:value="0.841437254200929">
                <text:p>0.841437254200929</text:p>
              </table:table-cell>
              <table:table-cell office:value-type="float" office:value="0.702717196996782">
                <text:p>0.702717196996782</text:p>
              </table:table-cell>
            </table:table-row>
            <table:table-row>
              <table:table-cell office:value-type="string">
                <text:p>100</text:p>
                <draw:g>
                  <svg:desc>trainsizes_test.A28:trainsizes_test.A28</svg:desc>
                </draw:g>
              </table:table-cell>
              <table:table-cell office:value-type="float" office:value="0.673881673881674">
                <text:p>0.673881673881674</text:p>
                <draw:g>
                  <svg:desc>trainsizes_test.B28:trainsizes_test.E28</svg:desc>
                </draw:g>
              </table:table-cell>
              <table:table-cell office:value-type="float" office:value="0.694083694083694">
                <text:p>0.694083694083694</text:p>
              </table:table-cell>
              <table:table-cell office:value-type="float" office:value="0.858585858585859">
                <text:p>0.858585858585859</text:p>
              </table:table-cell>
              <table:table-cell office:value-type="float" office:value="0.694083694083694">
                <text:p>0.694083694083694</text:p>
              </table:table-cell>
            </table:table-row>
            <table:table-row>
              <table:table-cell office:value-type="string">
                <text:p>200</text:p>
                <draw:g>
                  <svg:desc>trainsizes_test.A29:trainsizes_test.A29</svg:desc>
                </draw:g>
              </table:table-cell>
              <table:table-cell office:value-type="float" office:value="0.838537839823659">
                <text:p>0.838537839823659</text:p>
                <draw:g>
                  <svg:desc>trainsizes_test.B29:trainsizes_test.E29</svg:desc>
                </draw:g>
              </table:table-cell>
              <table:table-cell office:value-type="float" office:value="0.837619397501837">
                <text:p>0.837619397501837</text:p>
              </table:table-cell>
              <table:table-cell office:value-type="float" office:value="0.818332108743571">
                <text:p>0.818332108743571</text:p>
              </table:table-cell>
              <table:table-cell office:value-type="float" office:value="0.818332108743571">
                <text:p>0.818332108743571</text:p>
              </table:table-cell>
            </table:table-row>
            <table:table-row>
              <table:table-cell office:value-type="string">
                <text:p>500</text:p>
                <draw:g>
                  <svg:desc>trainsizes_test.A30:trainsizes_test.A30</svg:desc>
                </draw:g>
              </table:table-cell>
              <table:table-cell office:value-type="float" office:value="0.829510108864697">
                <text:p>0.829510108864697</text:p>
                <draw:g>
                  <svg:desc>trainsizes_test.B30:trainsizes_test.E30</svg:desc>
                </draw:g>
              </table:table-cell>
              <table:table-cell office:value-type="float" office:value="0.829510108864697">
                <text:p>0.829510108864697</text:p>
              </table:table-cell>
              <table:table-cell office:value-type="float" office:value="0.827177293934681">
                <text:p>0.827177293934681</text:p>
              </table:table-cell>
              <table:table-cell office:value-type="float" office:value="0.808709175738725">
                <text:p>0.808709175738725</text:p>
              </table:table-cell>
            </table:table-row>
            <table:table-row>
              <table:table-cell office:value-type="string">
                <text:p>1000</text:p>
                <draw:g>
                  <svg:desc>trainsizes_test.A31:trainsizes_test.A31</svg:desc>
                </draw:g>
              </table:table-cell>
              <table:table-cell office:value-type="float" office:value="0.898148148148148">
                <text:p>0.898148148148148</text:p>
                <draw:g>
                  <svg:desc>trainsizes_test.B31:trainsizes_test.E31</svg:desc>
                </draw:g>
              </table:table-cell>
              <table:table-cell office:value-type="float" office:value="0.982558139534884">
                <text:p>0.982558139534884</text:p>
              </table:table-cell>
              <table:table-cell office:value-type="float" office:value="0.653100775193798">
                <text:p>0.653100775193798</text:p>
              </table:table-cell>
              <table:table-cell office:value-type="float" office:value="0.795650301464255">
                <text:p>0.795650301464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454cm" style:legend-expansion="high" chart:style-name="ch2"/>
        <chart:plot-area chart:style-name="ch3" table:cell-range-address="trainsizes_test.A27:trainsizes_test.E31 trainsizes_test.B26:trainsizes_test.E26" chart:data-source-has-labels="both" svg:x="1.331cm" svg:y="0.18cm" svg:width="12.377cm" svg:height="7.659cm">
          <chartooo:coordinate-region svg:x="2.058cm" svg:y="0.38cm" svg:width="11.65cm" svg:height="6.812cm"/>
          <chart:axis chart:dimension="x" chart:name="primary-x" chart:style-name="ch4" chartooo:axis-type="auto">
            <chartooo:date-scale/>
            <chart:title svg:x="6.205cm" svg:y="8.019cm" chart:style-name="ch5">
              <text:p>Number of Cases</text:p>
            </chart:title>
            <chart:categories table:cell-range-address="trainsizes_test.A27:trainsizes_test.A31"/>
          </chart:axis>
          <chart:axis chart:dimension="y" chart:name="primary-y" chart:style-name="ch6">
            <chart:title svg:x="0.451cm" svg:y="5.072cm" chart:style-name="ch7">
              <text:p>Test Accuracy</text:p>
            </chart:title>
            <chart:grid chart:style-name="ch8" chart:class="major"/>
          </chart:axis>
          <chart:series chart:style-name="ch9" chart:values-cell-range-address="trainsizes_test.B27:trainsizes_test.B31" chart:label-cell-address="trainsizes_test.B26:trainsizes_test.B26" chart:class="chart:bar">
            <chart:data-point chart:repeated="5"/>
          </chart:series>
          <chart:series chart:style-name="ch10" chart:values-cell-range-address="trainsizes_test.C27:trainsizes_test.C31" chart:label-cell-address="trainsizes_test.C26:trainsizes_test.C26" chart:class="chart:bar">
            <chart:data-point chart:repeated="5"/>
          </chart:series>
          <chart:series chart:style-name="ch11" chart:values-cell-range-address="trainsizes_test.D27:trainsizes_test.D31" chart:label-cell-address="trainsizes_test.D26:trainsizes_test.D26" chart:class="chart:bar">
            <chart:data-point chart:repeated="5"/>
          </chart:series>
          <chart:series chart:style-name="ch12" chart:values-cell-range-address="trainsizes_test.E27:trainsizes_test.E31" chart:label-cell-address="trainsizes_test.E26:trainsizes_test.E2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SDT</text:p>
                <draw:g>
                  <svg:desc>trainsizes_test.B26:trainsizes_test.B26</svg:desc>
                </draw:g>
              </table:table-cell>
              <table:table-cell office:value-type="string">
                <text:p>OSDT</text:p>
                <draw:g>
                  <svg:desc>trainsizes_test.C26:trainsizes_test.C26</svg:desc>
                </draw:g>
              </table:table-cell>
              <table:table-cell office:value-type="string">
                <text:p>SLS</text:p>
                <draw:g>
                  <svg:desc>trainsizes_test.D26:trainsizes_test.D26</svg:desc>
                </draw:g>
              </table:table-cell>
              <table:table-cell office:value-type="string">
                <text:p>DLS</text:p>
                <draw:g>
                  <svg:desc>trainsizes_test.E26:trainsizes_test.E2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trainsizes_test.A27:trainsizes_test.A31</svg:desc>
                </draw:g>
              </table:table-cell>
              <table:table-cell office:value-type="float" office:value="0.801215588130139">
                <text:p>0.801215588130139</text:p>
                <draw:g>
                  <svg:desc>trainsizes_test.B27:trainsizes_test.B31</svg:desc>
                </draw:g>
              </table:table-cell>
              <table:table-cell office:value-type="float" office:value="0.844118698605649">
                <text:p>0.844118698605649</text:p>
                <draw:g>
                  <svg:desc>trainsizes_test.C27:trainsizes_test.C31</svg:desc>
                </draw:g>
              </table:table-cell>
              <table:table-cell office:value-type="float" office:value="0.841437254200929">
                <text:p>0.841437254200929</text:p>
                <draw:g>
                  <svg:desc>trainsizes_test.D27:trainsizes_test.D31</svg:desc>
                </draw:g>
              </table:table-cell>
              <table:table-cell office:value-type="float" office:value="0.702717196996782">
                <text:p>0.702717196996782</text:p>
                <draw:g>
                  <svg:desc>trainsizes_test.E27:trainsizes_test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3881673881674">
                <text:p>0.673881673881674</text:p>
              </table:table-cell>
              <table:table-cell office:value-type="float" office:value="0.694083694083694">
                <text:p>0.694083694083694</text:p>
              </table:table-cell>
              <table:table-cell office:value-type="float" office:value="0.858585858585859">
                <text:p>0.858585858585859</text:p>
              </table:table-cell>
              <table:table-cell office:value-type="float" office:value="0.694083694083694">
                <text:p>0.6940836940836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38537839823659">
                <text:p>0.838537839823659</text:p>
              </table:table-cell>
              <table:table-cell office:value-type="float" office:value="0.837619397501837">
                <text:p>0.837619397501837</text:p>
              </table:table-cell>
              <table:table-cell office:value-type="float" office:value="0.818332108743571">
                <text:p>0.818332108743571</text:p>
              </table:table-cell>
              <table:table-cell office:value-type="float" office:value="0.818332108743571">
                <text:p>0.818332108743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9510108864697">
                <text:p>0.829510108864697</text:p>
              </table:table-cell>
              <table:table-cell office:value-type="float" office:value="0.829510108864697">
                <text:p>0.829510108864697</text:p>
              </table:table-cell>
              <table:table-cell office:value-type="float" office:value="0.827177293934681">
                <text:p>0.827177293934681</text:p>
              </table:table-cell>
              <table:table-cell office:value-type="float" office:value="0.808709175738725">
                <text:p>0.8087091757387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98148148148148">
                <text:p>0.898148148148148</text:p>
              </table:table-cell>
              <table:table-cell office:value-type="float" office:value="0.982558139534884">
                <text:p>0.982558139534884</text:p>
              </table:table-cell>
              <table:table-cell office:value-type="float" office:value="0.653100775193798">
                <text:p>0.653100775193798</text:p>
              </table:table-cell>
              <table:table-cell office:value-type="float" office:value="0.795650301464255">
                <text:p>0.795650301464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454cm" style:legend-expansion="high" chart:style-name="ch2"/>
        <chart:plot-area chart:style-name="ch3" table:cell-range-address="trainsizes_test.G26:trainsizes_test.K31" chart:data-source-has-labels="both" svg:x="1.331cm" svg:y="0.18cm" svg:width="12.377cm" svg:height="7.659cm">
          <chartooo:coordinate-region svg:x="2.138cm" svg:y="0.379cm" svg:width="11.57cm" svg:height="6.813cm"/>
          <chart:axis chart:dimension="x" chart:name="primary-x" chart:style-name="ch4" chartooo:axis-type="auto">
            <chartooo:date-scale/>
            <chart:title svg:x="6.205cm" svg:y="8.019cm" chart:style-name="ch5">
              <text:p>Number of Cases</text:p>
            </chart:title>
            <chart:categories table:cell-range-address="trainsizes_test.G27:trainsizes_test.G31"/>
          </chart:axis>
          <chart:axis chart:dimension="y" chart:name="primary-y" chart:style-name="ch6">
            <chart:title svg:x="0.451cm" svg:y="5.178cm" chart:style-name="ch7">
              <text:p>Execution Time</text:p>
            </chart:title>
            <chart:grid chart:style-name="ch8" chart:class="major"/>
          </chart:axis>
          <chart:series chart:style-name="ch9" chart:values-cell-range-address="trainsizes_test.H27:trainsizes_test.H31" chart:label-cell-address="trainsizes_test.H26:trainsizes_test.H26" chart:class="chart:bar">
            <chart:data-point chart:repeated="5"/>
          </chart:series>
          <chart:series chart:style-name="ch10" chart:values-cell-range-address="trainsizes_test.I27:trainsizes_test.I31" chart:label-cell-address="trainsizes_test.I26:trainsizes_test.I26" chart:class="chart:bar">
            <chart:data-point chart:repeated="5"/>
          </chart:series>
          <chart:series chart:style-name="ch11" chart:values-cell-range-address="trainsizes_test.J27:trainsizes_test.J31" chart:label-cell-address="trainsizes_test.J26:trainsizes_test.J26" chart:class="chart:bar">
            <chart:data-point chart:repeated="5"/>
          </chart:series>
          <chart:series chart:style-name="ch12" chart:values-cell-range-address="trainsizes_test.K27:trainsizes_test.K31" chart:label-cell-address="trainsizes_test.K26:trainsizes_test.K2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SDT</text:p>
                <draw:g>
                  <svg:desc>trainsizes_test.H26:trainsizes_test.H26</svg:desc>
                </draw:g>
              </table:table-cell>
              <table:table-cell office:value-type="string">
                <text:p>OSDT</text:p>
                <draw:g>
                  <svg:desc>trainsizes_test.I26:trainsizes_test.I26</svg:desc>
                </draw:g>
              </table:table-cell>
              <table:table-cell office:value-type="string">
                <text:p>SLS</text:p>
                <draw:g>
                  <svg:desc>trainsizes_test.J26:trainsizes_test.J26</svg:desc>
                </draw:g>
              </table:table-cell>
              <table:table-cell office:value-type="string">
                <text:p>DLS</text:p>
                <draw:g>
                  <svg:desc>trainsizes_test.K26:trainsizes_test.K2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trainsizes_test.G27:trainsizes_test.G31</svg:desc>
                </draw:g>
              </table:table-cell>
              <table:table-cell office:value-type="float" office:value="0.801215588130139">
                <text:p>0.801215588130139</text:p>
                <draw:g>
                  <svg:desc>trainsizes_test.H27:trainsizes_test.H31</svg:desc>
                </draw:g>
              </table:table-cell>
              <table:table-cell office:value-type="float" office:value="0.0180366039276123">
                <text:p>0.0180366039276123</text:p>
                <draw:g>
                  <svg:desc>trainsizes_test.I27:trainsizes_test.I31</svg:desc>
                </draw:g>
              </table:table-cell>
              <table:table-cell office:value-type="float" office:value="53.4344832897186">
                <text:p>53.4344832897186</text:p>
                <draw:g>
                  <svg:desc>trainsizes_test.J27:trainsizes_test.J31</svg:desc>
                </draw:g>
              </table:table-cell>
              <table:table-cell office:value-type="float" office:value="0.670273542404175">
                <text:p>0.670273542404175</text:p>
                <draw:g>
                  <svg:desc>trainsizes_test.K27:trainsizes_test.K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49806690216064">
                <text:p>0.449806690216064</text:p>
              </table:table-cell>
              <table:table-cell office:value-type="float" office:value="0.0360772609710693">
                <text:p>0.0360772609710693</text:p>
              </table:table-cell>
              <table:table-cell office:value-type="float" office:value="43.0278418064117">
                <text:p>43.0278418064117</text:p>
              </table:table-cell>
              <table:table-cell office:value-type="float" office:value="0.725281238555908">
                <text:p>0.7252812385559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76703643798828">
                <text:p>0.0476703643798828</text:p>
              </table:table-cell>
              <table:table-cell office:value-type="float" office:value="0.0650222301483154">
                <text:p>0.0650222301483154</text:p>
              </table:table-cell>
              <table:table-cell office:value-type="float" office:value="62.3760378360748">
                <text:p>62.3760378360748</text:p>
              </table:table-cell>
              <table:table-cell office:value-type="float" office:value="0.721015453338623">
                <text:p>0.721015453338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59332990646362">
                <text:p>0.159332990646362</text:p>
              </table:table-cell>
              <table:table-cell office:value-type="float" office:value="0.184449911117554">
                <text:p>0.184449911117554</text:p>
              </table:table-cell>
              <table:table-cell office:value-type="float" office:value="80.6565411090851">
                <text:p>80.6565411090851</text:p>
              </table:table-cell>
              <table:table-cell office:value-type="float" office:value="1.09447073936462">
                <text:p>1.094470739364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.1886029243469">
                <text:p>32.1886029243469</text:p>
              </table:table-cell>
              <table:table-cell office:value-type="float" office:value="0.414672374725342">
                <text:p>0.414672374725342</text:p>
              </table:table-cell>
              <table:table-cell office:value-type="float" office:value="87.3273131847382">
                <text:p>87.3273131847382</text:p>
              </table:table-cell>
              <table:table-cell office:value-type="float" office:value="1.13096332550049">
                <text:p>1.130963325500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454cm" style:legend-expansion="high" chart:style-name="ch2"/>
        <chart:plot-area chart:style-name="ch3" table:cell-range-address="trainsizes_test.G26:trainsizes_test.K31" chart:data-source-has-labels="both" svg:x="1.331cm" svg:y="0.18cm" svg:width="12.377cm" svg:height="7.659cm">
          <chartooo:coordinate-region svg:x="2.243cm" svg:y="0.379cm" svg:width="11.465cm" svg:height="6.813cm"/>
          <chart:axis chart:dimension="x" chart:name="primary-x" chart:style-name="ch4" chartooo:axis-type="auto">
            <chartooo:date-scale/>
            <chart:title svg:x="6.205cm" svg:y="8.019cm" chart:style-name="ch5">
              <text:p>Number of Cases</text:p>
            </chart:title>
            <chart:categories table:cell-range-address="trainsizes_test.G27:trainsizes_test.G31"/>
          </chart:axis>
          <chart:axis chart:dimension="y" chart:name="primary-y" chart:style-name="ch6">
            <chart:title svg:x="0.451cm" svg:y="5.178cm" chart:style-name="ch7">
              <text:p>Execution Time</text:p>
            </chart:title>
            <chart:grid chart:style-name="ch8" chart:class="major"/>
          </chart:axis>
          <chart:series chart:style-name="ch9" chart:values-cell-range-address="trainsizes_test.H27:trainsizes_test.H31" chart:label-cell-address="trainsizes_test.H26:trainsizes_test.H26" chart:class="chart:bar">
            <chart:data-point chart:repeated="5"/>
          </chart:series>
          <chart:series chart:style-name="ch10" chart:values-cell-range-address="trainsizes_test.I27:trainsizes_test.I31" chart:label-cell-address="trainsizes_test.I26:trainsizes_test.I26" chart:class="chart:bar">
            <chart:data-point chart:repeated="5"/>
          </chart:series>
          <chart:series chart:style-name="ch11" chart:values-cell-range-address="trainsizes_test.J27:trainsizes_test.J31" chart:label-cell-address="trainsizes_test.J26:trainsizes_test.J26" chart:class="chart:bar">
            <chart:data-point chart:repeated="5"/>
          </chart:series>
          <chart:series chart:style-name="ch12" chart:values-cell-range-address="trainsizes_test.K27:trainsizes_test.K31" chart:label-cell-address="trainsizes_test.K26:trainsizes_test.K2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SDT</text:p>
                <draw:g>
                  <svg:desc>trainsizes_test.H26:trainsizes_test.H26</svg:desc>
                </draw:g>
              </table:table-cell>
              <table:table-cell office:value-type="string">
                <text:p>OSDT</text:p>
                <draw:g>
                  <svg:desc>trainsizes_test.I26:trainsizes_test.I26</svg:desc>
                </draw:g>
              </table:table-cell>
              <table:table-cell office:value-type="string">
                <text:p>SLS</text:p>
                <draw:g>
                  <svg:desc>trainsizes_test.J26:trainsizes_test.J26</svg:desc>
                </draw:g>
              </table:table-cell>
              <table:table-cell office:value-type="string">
                <text:p>DLS</text:p>
                <draw:g>
                  <svg:desc>trainsizes_test.K26:trainsizes_test.K2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trainsizes_test.G27:trainsizes_test.G31</svg:desc>
                </draw:g>
              </table:table-cell>
              <table:table-cell office:value-type="float" office:value="0.801215588130139">
                <text:p>0.801215588130139</text:p>
                <draw:g>
                  <svg:desc>trainsizes_test.H27:trainsizes_test.H31</svg:desc>
                </draw:g>
              </table:table-cell>
              <table:table-cell office:value-type="float" office:value="0.0180366039276123">
                <text:p>0.0180366039276123</text:p>
                <draw:g>
                  <svg:desc>trainsizes_test.I27:trainsizes_test.I31</svg:desc>
                </draw:g>
              </table:table-cell>
              <table:table-cell office:value-type="float" office:value="53.4344832897186">
                <text:p>53.4344832897186</text:p>
                <draw:g>
                  <svg:desc>trainsizes_test.J27:trainsizes_test.J31</svg:desc>
                </draw:g>
              </table:table-cell>
              <table:table-cell office:value-type="float" office:value="0.670273542404175">
                <text:p>0.670273542404175</text:p>
                <draw:g>
                  <svg:desc>trainsizes_test.K27:trainsizes_test.K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49806690216064">
                <text:p>0.449806690216064</text:p>
              </table:table-cell>
              <table:table-cell office:value-type="float" office:value="0.0360772609710693">
                <text:p>0.0360772609710693</text:p>
              </table:table-cell>
              <table:table-cell office:value-type="float" office:value="43.0278418064117">
                <text:p>43.0278418064117</text:p>
              </table:table-cell>
              <table:table-cell office:value-type="float" office:value="0.725281238555908">
                <text:p>0.7252812385559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76703643798828">
                <text:p>0.0476703643798828</text:p>
              </table:table-cell>
              <table:table-cell office:value-type="float" office:value="0.0650222301483154">
                <text:p>0.0650222301483154</text:p>
              </table:table-cell>
              <table:table-cell office:value-type="float" office:value="62.3760378360748">
                <text:p>62.3760378360748</text:p>
              </table:table-cell>
              <table:table-cell office:value-type="float" office:value="0.721015453338623">
                <text:p>0.721015453338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59332990646362">
                <text:p>0.159332990646362</text:p>
              </table:table-cell>
              <table:table-cell office:value-type="float" office:value="0.184449911117554">
                <text:p>0.184449911117554</text:p>
              </table:table-cell>
              <table:table-cell office:value-type="float" office:value="80.6565411090851">
                <text:p>80.6565411090851</text:p>
              </table:table-cell>
              <table:table-cell office:value-type="float" office:value="1.09447073936462">
                <text:p>1.094470739364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.1886029243469">
                <text:p>32.1886029243469</text:p>
              </table:table-cell>
              <table:table-cell office:value-type="float" office:value="0.414672374725342">
                <text:p>0.414672374725342</text:p>
              </table:table-cell>
              <table:table-cell office:value-type="float" office:value="87.3273131847382">
                <text:p>87.3273131847382</text:p>
              </table:table-cell>
              <table:table-cell office:value-type="float" office:value="1.13096332550049">
                <text:p>1.13096332550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